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f22d8" officeooo:paragraph-rsid="000f22d8"/>
    </style:style>
    <style:style style:name="P2" style:family="paragraph" style:parent-style-name="Table_20_Contents">
      <style:text-properties officeooo:rsid="000fd6a0" officeooo:paragraph-rsid="000fd6a0"/>
    </style:style>
    <style:style style:name="P3" style:family="paragraph" style:parent-style-name="Table_20_Contents">
      <style:text-properties officeooo:rsid="000fd6a0" officeooo:paragraph-rsid="0011809c"/>
    </style:style>
    <style:style style:name="P4" style:family="paragraph" style:parent-style-name="Table_20_Contents">
      <style:text-properties officeooo:rsid="0010e1b7" officeooo:paragraph-rsid="0010e1b7"/>
    </style:style>
    <style:style style:name="P5" style:family="paragraph" style:parent-style-name="Table_20_Contents">
      <style:text-properties officeooo:rsid="0011c109" officeooo:paragraph-rsid="0011c109"/>
    </style:style>
    <style:style style:name="P6" style:family="paragraph" style:parent-style-name="Table_20_Contents">
      <style:text-properties officeooo:rsid="0012250f" officeooo:paragraph-rsid="0012250f"/>
    </style:style>
    <style:style style:name="P7" style:family="paragraph" style:parent-style-name="Table_20_Contents">
      <style:text-properties officeooo:rsid="00123f46" officeooo:paragraph-rsid="00123f46"/>
    </style:style>
    <style:style style:name="P8" style:family="paragraph" style:parent-style-name="Table_20_Contents">
      <style:text-properties officeooo:rsid="00140b0e" officeooo:paragraph-rsid="00141b81"/>
    </style:style>
    <style:style style:name="P9" style:family="paragraph" style:parent-style-name="Table_20_Contents">
      <style:text-properties officeooo:rsid="00141b81" officeooo:paragraph-rsid="00141b81"/>
    </style:style>
    <style:style style:name="P10" style:family="paragraph" style:parent-style-name="Table_20_Contents">
      <style:text-properties officeooo:rsid="0015a7db" officeooo:paragraph-rsid="0015a7db"/>
    </style:style>
    <style:style style:name="P11" style:family="paragraph" style:parent-style-name="Table_20_Contents">
      <style:text-properties officeooo:rsid="0015c1a6" officeooo:paragraph-rsid="0015c1a6"/>
    </style:style>
    <style:style style:name="P12" style:family="paragraph" style:parent-style-name="Table_20_Contents">
      <style:text-properties officeooo:rsid="00164e76" officeooo:paragraph-rsid="0016f740"/>
    </style:style>
    <style:style style:name="P13" style:family="paragraph" style:parent-style-name="Table_20_Contents">
      <style:text-properties officeooo:rsid="001723b1" officeooo:paragraph-rsid="00179075"/>
    </style:style>
    <style:style style:name="P14" style:family="paragraph" style:parent-style-name="Table_20_Contents">
      <style:text-properties officeooo:rsid="00179075" officeooo:paragraph-rsid="00182921"/>
    </style:style>
    <style:style style:name="P15" style:family="paragraph" style:parent-style-name="Table_20_Contents">
      <style:text-properties officeooo:rsid="00182921" officeooo:paragraph-rsid="00182921"/>
    </style:style>
    <style:style style:name="P16" style:family="paragraph" style:parent-style-name="Table_20_Contents">
      <style:text-properties officeooo:rsid="0018e803" officeooo:paragraph-rsid="0018e803"/>
    </style:style>
    <style:style style:name="P17" style:family="paragraph" style:parent-style-name="Table_20_Contents">
      <style:text-properties officeooo:rsid="001add16" officeooo:paragraph-rsid="001add16"/>
    </style:style>
    <style:style style:name="P18" style:family="paragraph" style:parent-style-name="Table_20_Contents">
      <style:text-properties officeooo:rsid="001b1d4f" officeooo:paragraph-rsid="001b1d4f"/>
    </style:style>
    <style:style style:name="P19" style:family="paragraph" style:parent-style-name="Text_20_body">
      <style:text-properties officeooo:paragraph-rsid="003ff6c3"/>
    </style:style>
    <style:style style:name="P20" style:family="paragraph" style:parent-style-name="Endnote">
      <style:text-properties officeooo:rsid="000ade14" officeooo:paragraph-rsid="000ade14"/>
    </style:style>
    <style:style style:name="P21" style:family="paragraph" style:parent-style-name="Endnote">
      <style:text-properties officeooo:rsid="000d8ece" officeooo:paragraph-rsid="000d8ece"/>
    </style:style>
    <style:style style:name="P22" style:family="paragraph" style:parent-style-name="Endnote">
      <style:text-properties officeooo:rsid="004f99f2" officeooo:paragraph-rsid="004f99f2"/>
    </style:style>
    <style:style style:name="P23" style:family="paragraph" style:parent-style-name="Standard">
      <style:text-properties officeooo:rsid="0009925a" officeooo:paragraph-rsid="0009925a"/>
    </style:style>
    <style:style style:name="P24" style:family="paragraph" style:parent-style-name="Standard">
      <style:text-properties officeooo:rsid="00099ff8" officeooo:paragraph-rsid="00099ff8"/>
    </style:style>
    <style:style style:name="P25" style:family="paragraph" style:parent-style-name="Standard">
      <style:text-properties officeooo:rsid="000ab290" officeooo:paragraph-rsid="000ade14"/>
    </style:style>
    <style:style style:name="P26" style:family="paragraph" style:parent-style-name="Standard">
      <style:text-properties officeooo:rsid="000ade14" officeooo:paragraph-rsid="000b802a"/>
    </style:style>
    <style:style style:name="P27" style:family="paragraph" style:parent-style-name="Standard">
      <style:text-properties officeooo:rsid="000ade14" officeooo:paragraph-rsid="001b1d4f"/>
    </style:style>
    <style:style style:name="P28" style:family="paragraph" style:parent-style-name="Standard">
      <style:text-properties officeooo:rsid="000b802a" officeooo:paragraph-rsid="000b802a"/>
    </style:style>
    <style:style style:name="P29" style:family="paragraph" style:parent-style-name="Standard">
      <style:text-properties officeooo:rsid="000f22d8" officeooo:paragraph-rsid="000f22d8"/>
    </style:style>
    <style:style style:name="P30" style:family="paragraph" style:parent-style-name="Standard">
      <style:text-properties officeooo:rsid="001b1d4f" officeooo:paragraph-rsid="001b1d4f"/>
    </style:style>
    <style:style style:name="P31" style:family="paragraph" style:parent-style-name="Standard">
      <style:text-properties officeooo:rsid="001cabbb" officeooo:paragraph-rsid="001cabbb"/>
    </style:style>
    <style:style style:name="P32" style:family="paragraph" style:parent-style-name="Standard">
      <style:text-properties officeooo:rsid="001e30f7" officeooo:paragraph-rsid="001e30f7"/>
    </style:style>
    <style:style style:name="P33" style:family="paragraph" style:parent-style-name="Standard">
      <style:text-properties officeooo:rsid="001e30f7" officeooo:paragraph-rsid="001e4f13"/>
    </style:style>
    <style:style style:name="P34" style:family="paragraph" style:parent-style-name="Standard">
      <style:text-properties officeooo:rsid="001ebaff" officeooo:paragraph-rsid="001ebaff"/>
    </style:style>
    <style:style style:name="P35" style:family="paragraph" style:parent-style-name="Standard">
      <style:text-properties officeooo:rsid="001ebaff" officeooo:paragraph-rsid="001f2732"/>
    </style:style>
    <style:style style:name="P36" style:family="paragraph" style:parent-style-name="Standard">
      <style:text-properties officeooo:rsid="001f2732" officeooo:paragraph-rsid="00099ff8"/>
    </style:style>
    <style:style style:name="P37" style:family="paragraph" style:parent-style-name="Standard">
      <style:text-properties officeooo:rsid="001f2732" officeooo:paragraph-rsid="001f2732"/>
    </style:style>
    <style:style style:name="P38" style:family="paragraph" style:parent-style-name="Standard">
      <style:text-properties officeooo:rsid="00205bbb" officeooo:paragraph-rsid="00205bbb"/>
    </style:style>
    <style:style style:name="P39" style:family="paragraph" style:parent-style-name="Standard">
      <style:text-properties officeooo:rsid="00205bbb" officeooo:paragraph-rsid="0021f3fa"/>
    </style:style>
    <style:style style:name="P40" style:family="paragraph" style:parent-style-name="Standard">
      <style:text-properties officeooo:rsid="0021f3fa" officeooo:paragraph-rsid="0021f3fa"/>
    </style:style>
    <style:style style:name="P41" style:family="paragraph" style:parent-style-name="Standard">
      <style:text-properties officeooo:rsid="0023160d" officeooo:paragraph-rsid="0023160d"/>
    </style:style>
    <style:style style:name="P42" style:family="paragraph" style:parent-style-name="Standard">
      <style:text-properties officeooo:rsid="0023160d" officeooo:paragraph-rsid="0024f70e"/>
    </style:style>
    <style:style style:name="P43" style:family="paragraph" style:parent-style-name="Standard">
      <style:text-properties officeooo:rsid="00266974" officeooo:paragraph-rsid="00266974"/>
    </style:style>
    <style:style style:name="P44" style:family="paragraph" style:parent-style-name="Standard">
      <style:text-properties officeooo:rsid="002a3e93" officeooo:paragraph-rsid="002a3e93"/>
    </style:style>
    <style:style style:name="P45" style:family="paragraph" style:parent-style-name="Standard">
      <style:text-properties officeooo:rsid="002a3e93" officeooo:paragraph-rsid="002bf94d"/>
    </style:style>
    <style:style style:name="P46" style:family="paragraph" style:parent-style-name="Standard">
      <style:text-properties officeooo:rsid="002bf94d" officeooo:paragraph-rsid="002bf94d"/>
    </style:style>
    <style:style style:name="P47" style:family="paragraph" style:parent-style-name="Standard">
      <style:text-properties officeooo:rsid="002e1196" officeooo:paragraph-rsid="002e1196"/>
    </style:style>
    <style:style style:name="P48" style:family="paragraph" style:parent-style-name="Standard">
      <style:text-properties officeooo:rsid="002e1196" officeooo:paragraph-rsid="002ee989"/>
    </style:style>
    <style:style style:name="P49" style:family="paragraph" style:parent-style-name="Standard">
      <style:text-properties officeooo:rsid="002ee989" officeooo:paragraph-rsid="002ee989"/>
    </style:style>
    <style:style style:name="P50" style:family="paragraph" style:parent-style-name="Standard">
      <style:text-properties officeooo:rsid="00304281" officeooo:paragraph-rsid="00304281"/>
    </style:style>
    <style:style style:name="P51" style:family="paragraph" style:parent-style-name="Standard">
      <style:text-properties officeooo:rsid="0032f784" officeooo:paragraph-rsid="0032f784"/>
    </style:style>
    <style:style style:name="P52" style:family="paragraph" style:parent-style-name="Standard">
      <style:text-properties officeooo:rsid="0032f784" officeooo:paragraph-rsid="003545b9"/>
    </style:style>
    <style:style style:name="P53" style:family="paragraph" style:parent-style-name="Standard">
      <style:text-properties officeooo:rsid="003545b9" officeooo:paragraph-rsid="003545b9"/>
    </style:style>
    <style:style style:name="P54" style:family="paragraph" style:parent-style-name="Standard">
      <style:text-properties officeooo:rsid="00370fd1" officeooo:paragraph-rsid="00370fd1"/>
    </style:style>
    <style:style style:name="P55" style:family="paragraph" style:parent-style-name="Standard">
      <style:text-properties officeooo:rsid="00377611" officeooo:paragraph-rsid="00377611"/>
    </style:style>
    <style:style style:name="P56" style:family="paragraph" style:parent-style-name="Standard">
      <style:text-properties officeooo:rsid="003ae28c" officeooo:paragraph-rsid="003ae28c"/>
    </style:style>
    <style:style style:name="P57" style:family="paragraph" style:parent-style-name="Standard">
      <style:text-properties officeooo:rsid="003c38bc" officeooo:paragraph-rsid="003daa40"/>
    </style:style>
    <style:style style:name="P58" style:family="paragraph" style:parent-style-name="Standard">
      <style:text-properties officeooo:rsid="003e32fd" officeooo:paragraph-rsid="003e32fd"/>
    </style:style>
    <style:style style:name="P59" style:family="paragraph" style:parent-style-name="Standard">
      <style:text-properties officeooo:rsid="0040d3cd" officeooo:paragraph-rsid="004203c6"/>
    </style:style>
    <style:style style:name="P60" style:family="paragraph" style:parent-style-name="Standard">
      <style:text-properties officeooo:rsid="004385aa" officeooo:paragraph-rsid="004385aa"/>
    </style:style>
    <style:style style:name="P61" style:family="paragraph" style:parent-style-name="Standard">
      <style:text-properties officeooo:rsid="004385aa" officeooo:paragraph-rsid="0044e5f4"/>
    </style:style>
    <style:style style:name="P62" style:family="paragraph" style:parent-style-name="Standard">
      <style:text-properties officeooo:rsid="0044f1f7" officeooo:paragraph-rsid="0044f1f7"/>
    </style:style>
    <style:style style:name="P63" style:family="paragraph" style:parent-style-name="Standard">
      <style:text-properties officeooo:rsid="00462484" officeooo:paragraph-rsid="00462484"/>
    </style:style>
    <style:style style:name="P64" style:family="paragraph" style:parent-style-name="Standard">
      <style:text-properties style:text-line-through-style="solid" style:text-line-through-type="single" officeooo:rsid="00099ff8" officeooo:paragraph-rsid="00099ff8"/>
    </style:style>
    <style:style style:name="P65" style:family="paragraph" style:parent-style-name="Standard">
      <style:text-properties style:text-line-through-style="solid" style:text-line-through-type="single" officeooo:rsid="001cabbb" officeooo:paragraph-rsid="001cecf5"/>
    </style:style>
    <style:style style:name="P66" style:family="paragraph" style:parent-style-name="Standard">
      <style:text-properties style:text-line-through-style="solid" style:text-line-through-type="single" officeooo:rsid="003ec65c" officeooo:paragraph-rsid="003ec65c"/>
    </style:style>
    <style:style style:name="P67" style:family="paragraph" style:parent-style-name="Standard">
      <style:text-properties style:text-line-through-style="solid" style:text-line-through-type="single" officeooo:rsid="0039e772" officeooo:paragraph-rsid="0039e772"/>
    </style:style>
    <style:style style:name="P68" style:family="paragraph" style:parent-style-name="Standard">
      <style:text-properties style:text-line-through-style="solid" style:text-line-through-type="single" officeooo:rsid="0037d5c9" officeooo:paragraph-rsid="0037d5c9"/>
    </style:style>
    <style:style style:name="P69" style:family="paragraph" style:parent-style-name="Standard">
      <style:text-properties officeooo:rsid="004b9a05" officeooo:paragraph-rsid="004b9a05"/>
    </style:style>
    <style:style style:name="P70" style:family="paragraph" style:parent-style-name="Standard">
      <style:paragraph-properties fo:margin-left="0.4925in" fo:margin-right="0in" fo:text-indent="0in" style:auto-text-indent="false"/>
      <style:text-properties fo:font-style="italic" officeooo:rsid="00205bbb" officeooo:paragraph-rsid="00205bbb" style:font-style-asian="italic" style:font-style-complex="italic"/>
    </style:style>
    <style:style style:name="P71" style:family="paragraph" style:parent-style-name="Standard">
      <style:paragraph-properties fo:margin-left="0.4925in" fo:margin-right="0in" fo:text-indent="0in" style:auto-text-indent="false"/>
      <style:text-properties fo:font-style="italic" officeooo:rsid="001e4f13" officeooo:paragraph-rsid="001e4f13" style:font-style-asian="italic" style:font-style-complex="italic"/>
    </style:style>
    <style:style style:name="P72" style:family="paragraph" style:parent-style-name="Standard">
      <style:paragraph-properties fo:margin-left="0.4925in" fo:margin-right="0in" fo:text-indent="0in" style:auto-text-indent="false"/>
      <style:text-properties fo:font-style="italic" officeooo:rsid="001ebaff" officeooo:paragraph-rsid="001ebaff" style:font-style-asian="italic" style:font-style-complex="italic"/>
    </style:style>
    <style:style style:name="P73" style:family="paragraph" style:parent-style-name="Standard">
      <style:paragraph-properties fo:margin-left="0.4925in" fo:margin-right="0in" fo:text-indent="0in" style:auto-text-indent="false"/>
      <style:text-properties fo:font-style="italic" officeooo:rsid="000ab290" officeooo:paragraph-rsid="000ab290" style:font-style-asian="italic" style:font-style-complex="italic"/>
    </style:style>
    <style:style style:name="P74" style:family="paragraph" style:parent-style-name="Standard">
      <style:paragraph-properties fo:margin-left="0.4925in" fo:margin-right="0in" fo:text-indent="0in" style:auto-text-indent="false"/>
      <style:text-properties fo:font-style="italic" officeooo:rsid="000b802a" officeooo:paragraph-rsid="000b802a" style:font-style-asian="italic" style:font-style-complex="italic"/>
    </style:style>
    <style:style style:name="P75" style:family="paragraph" style:parent-style-name="Standard">
      <style:paragraph-properties fo:margin-left="0.4925in" fo:margin-right="0in" fo:text-indent="0in" style:auto-text-indent="false"/>
      <style:text-properties officeooo:rsid="004b9a05" officeooo:paragraph-rsid="004b9a05"/>
    </style:style>
    <style:style style:name="P76" style:family="paragraph" style:parent-style-name="Standard" style:list-style-name="L1">
      <style:text-properties officeooo:rsid="0048380f" officeooo:paragraph-rsid="0048380f"/>
    </style:style>
    <style:style style:name="P77" style:family="paragraph" style:parent-style-name="Standard" style:list-style-name="L1">
      <style:text-properties officeooo:rsid="0048380f" officeooo:paragraph-rsid="0049c6b9"/>
    </style:style>
    <style:style style:name="P78" style:family="paragraph" style:parent-style-name="Standard" style:list-style-name="L1">
      <style:text-properties officeooo:rsid="00482000" officeooo:paragraph-rsid="00482000"/>
    </style:style>
    <style:style style:name="P79" style:family="paragraph" style:parent-style-name="Standard" style:list-style-name="L1">
      <style:text-properties officeooo:rsid="000ab290" officeooo:paragraph-rsid="003545b9"/>
    </style:style>
    <style:style style:name="T1" style:family="text">
      <style:text-properties officeooo:rsid="00099ff8"/>
    </style:style>
    <style:style style:name="T2" style:family="text">
      <style:text-properties officeooo:rsid="000ab290"/>
    </style:style>
    <style:style style:name="T3" style:family="text">
      <style:text-properties officeooo:rsid="000ade14"/>
    </style:style>
    <style:style style:name="T4" style:family="text">
      <style:text-properties officeooo:rsid="000afd00"/>
    </style:style>
    <style:style style:name="T5" style:family="text">
      <style:text-properties officeooo:rsid="000b802a"/>
    </style:style>
    <style:style style:name="T6" style:family="text">
      <style:text-properties officeooo:rsid="000cad76"/>
    </style:style>
    <style:style style:name="T7" style:family="text">
      <style:text-properties officeooo:rsid="0010e1b7"/>
    </style:style>
    <style:style style:name="T8" style:family="text">
      <style:text-properties officeooo:rsid="0011809c"/>
    </style:style>
    <style:style style:name="T9" style:family="text">
      <style:text-properties officeooo:rsid="0011c109"/>
    </style:style>
    <style:style style:name="T10" style:family="text">
      <style:text-properties officeooo:rsid="0012250f"/>
    </style:style>
    <style:style style:name="T11" style:family="text">
      <style:text-properties officeooo:rsid="00123f46"/>
    </style:style>
    <style:style style:name="T12" style:family="text">
      <style:text-properties officeooo:rsid="00140b0e"/>
    </style:style>
    <style:style style:name="T13" style:family="text">
      <style:text-properties officeooo:rsid="00141b81"/>
    </style:style>
    <style:style style:name="T14" style:family="text">
      <style:text-properties officeooo:rsid="0015a7db"/>
    </style:style>
    <style:style style:name="T15" style:family="text">
      <style:text-properties officeooo:rsid="0015c1a6"/>
    </style:style>
    <style:style style:name="T16" style:family="text">
      <style:text-properties officeooo:rsid="00164e76"/>
    </style:style>
    <style:style style:name="T17" style:family="text">
      <style:text-properties officeooo:rsid="0016f740"/>
    </style:style>
    <style:style style:name="T18" style:family="text">
      <style:text-properties officeooo:rsid="00179075"/>
    </style:style>
    <style:style style:name="T19" style:family="text">
      <style:text-properties officeooo:rsid="00182921"/>
    </style:style>
    <style:style style:name="T20" style:family="text">
      <style:text-properties officeooo:rsid="0018e803"/>
    </style:style>
    <style:style style:name="T21" style:family="text">
      <style:text-properties style:text-position="super 58%"/>
    </style:style>
    <style:style style:name="T22" style:family="text">
      <style:text-properties officeooo:rsid="001add16"/>
    </style:style>
    <style:style style:name="T23" style:family="text">
      <style:text-properties officeooo:rsid="001b1d4f"/>
    </style:style>
    <style:style style:name="T24" style:family="text">
      <style:text-properties officeooo:rsid="001cabbb"/>
    </style:style>
    <style:style style:name="T25" style:family="text">
      <style:text-properties officeooo:rsid="001ebaff"/>
    </style:style>
    <style:style style:name="T26" style:family="text">
      <style:text-properties officeooo:rsid="001f2732"/>
    </style:style>
    <style:style style:name="T27" style:family="text">
      <style:text-properties officeooo:rsid="0021f3fa"/>
    </style:style>
    <style:style style:name="T28" style:family="text">
      <style:text-properties officeooo:rsid="0023160d"/>
    </style:style>
    <style:style style:name="T29" style:family="text">
      <style:text-properties officeooo:rsid="0024f70e"/>
    </style:style>
    <style:style style:name="T30" style:family="text">
      <style:text-properties officeooo:rsid="00266974"/>
    </style:style>
    <style:style style:name="T31" style:family="text">
      <style:text-properties officeooo:rsid="0028631c"/>
    </style:style>
    <style:style style:name="T32" style:family="text">
      <style:text-properties officeooo:rsid="002a768d"/>
    </style:style>
    <style:style style:name="T33" style:family="text">
      <style:text-properties officeooo:rsid="002e1196"/>
    </style:style>
    <style:style style:name="T34" style:family="text">
      <style:text-properties officeooo:rsid="002ee989"/>
    </style:style>
    <style:style style:name="T35" style:family="text">
      <style:text-properties officeooo:rsid="00304281"/>
    </style:style>
    <style:style style:name="T36" style:family="text">
      <style:text-properties officeooo:rsid="0031c6d4"/>
    </style:style>
    <style:style style:name="T37" style:family="text">
      <style:text-properties officeooo:rsid="0032f784"/>
    </style:style>
    <style:style style:name="T38" style:family="text">
      <style:text-properties officeooo:rsid="003545b9"/>
    </style:style>
    <style:style style:name="T39" style:family="text">
      <style:text-properties officeooo:rsid="003daa40"/>
    </style:style>
    <style:style style:name="T40" style:family="text">
      <style:text-properties officeooo:rsid="003f80b1"/>
    </style:style>
    <style:style style:name="T41" style:family="text">
      <style:text-properties officeooo:rsid="004203c6"/>
    </style:style>
    <style:style style:name="T42" style:family="text">
      <style:text-properties officeooo:rsid="0044e5f4"/>
    </style:style>
    <style:style style:name="T43" style:family="text">
      <style:text-properties officeooo:rsid="0049c6b9"/>
    </style:style>
    <style:style style:name="T44" style:family="text">
      <style:text-properties style:text-line-through-style="none" style:text-line-through-type="none"/>
    </style:style>
    <style:style style:name="T45" style:family="text">
      <style:text-properties style:text-line-through-style="none" style:text-line-through-type="none" officeooo:rsid="004b9a05"/>
    </style:style>
    <style:style style:name="T46" style:family="text">
      <style:text-properties style:text-line-through-style="none" style:text-line-through-type="none" officeooo:rsid="004d717f"/>
    </style:style>
    <style:style style:name="T47" style:family="text">
      <style:text-properties officeooo:rsid="004e7cce"/>
    </style:style>
    <style:style style:name="T48" style:family="text">
      <style:text-properties officeooo:rsid="00504f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July 18, 2019 <text:span text:style-name="T47">(50 features reduced to 45 to reduce collinearity) </text:span></text:p>
      <text:p text:style-name="P24">This is the description of 50 features used in 2targets and translationese_basedHTQ research projects, including examples for three languages. The description is necessarily concise. Further details are available from the script at <text:a xlink:type="simple" xlink:href="https://github.com/kunilovskaya/2targets/blob/master/code/extract/extractors.py" text:style-name="Internet_20_link" text:visited-style-name="Visited_20_Internet_20_Link">https://github.com/kunilovskaya/2targets/blob/master/code/extract/extractors.py</text:a></text:p>
      <text:p text:style-name="P24"/>
      <text:p text:style-name="P25">Generally, the list includes</text:p>
      <text:list xml:id="list2515305707462045117" text:style-name="L1">
        <text:list-item>
          <text:p text:style-name="P76">seven frequencies of morphological forms (two degrees of comparison, past tense, passive voice form, two non-finite forms of verb (infinitive and all participles, <text:span text:style-name="T43">deverbal nouns</text:span>) and finite form; </text:p>
        </text:list-item>
        <text:list-item>
          <text:p text:style-name="P76">three syntactic functions in addition to UD relations: various PoS in attributive function, marker of subordinate clause, copula verbs</text:p>
        </text:list-item>
        <text:list-item>
          <text:p text:style-name="P77"><text:span text:style-name="T43">eleven </text:span>syntactic features that have to do with sentence type and structure (simple sentences, number of clauses per sentence, sentence length, interrogative <text:span text:style-name="T43">and negative </text:span>sentences, types of clauses (relative and <text:span text:style-name="T43">pied-piped </text:span>subtype, clausal complement <text:span text:style-name="T43">and open clausal complements</text:span>), correlative constructions, <text:span text:style-name="T43">modal predicates</text:span></text:p>
        </text:list-item>
        <text:list-item>
          <text:p text:style-name="P76"><text:span text:style-name="T43">seven </text:span>frequencies for morphological categories (<text:span text:style-name="T43">five</text:span> types of prono<text:span text:style-name="T43">minal function words, adverbial quantifiers, all nouns</text:span>)</text:p>
        </text:list-item>
        <text:list-item>
          <text:p text:style-name="P78">two graph-based features: mean hierarchical distance and mean dependency distance</text:p>
        </text:list-item>
        <text:list-item>
          <text:p text:style-name="P78">five list-based features for semantic types of discourse markers</text:p>
        </text:list-item>
        <text:list-item>
          <text:p text:style-name="P79">seven of 17 Universal Dependencies relations, that are shown to be useful translationese indicators for English&gt;Russian translation pair in previous research (<text:span text:style-name="T3">Kunilovskaya, Kutuzov 2018</text:span><text:span text:style-name="T3"><text:note text:id="ftn1" text:note-class="endnote"><text:note-citation>i</text:note-citation><text:note-body><text:p text:style-name="P20">@article{kunilovskaya2018ud,</text:p><text:p text:style-name="P20">author = {Kunilovskaya, Maria and Kutuzov, Andrey},</text:p><text:p text:style-name="P20">journal = {Proceedings ofthe 16th International Workshop on Treebanks and Linguistic Theories (TLT16)},</text:p><text:p text:style-name="P20">pages = {27--36},</text:p><text:p text:style-name="P20">title = {{Universal Dependencies-based syntactic features in detecting human translation varieties}},</text:p><text:p text:style-name="P20">year = {2018}</text:p><text:p text:style-name="P20">}</text:p></text:note-body></text:note></text:span><text:span text:style-name="T3">). These include such dependencies as adjectival clause, auxiliary, passive voice auxiliary, clausal complement, a word-introducer of a subordinate clause, subject of a passive transformation, ('acl', 'aux', 'aux:pass', 'ccomp', 'mark', 'nsubj:pass', 'parataxis', 'xcomp'). The values of these features are probability of occurrence of the relation in the sentence normalized to the number of sentences in the text</text:span></text:p>
        </text:list-item>
        <text:list-item>
          <text:p text:style-name="P76">two overall text measures of lexical density and variety</text:p>
        </text:list-item>
      </text:list>
      <text:p text:style-name="P25"/>
      <text:p text:style-name="P26">Note that for each language in this experiments we used <text:span text:style-name="T4">the pre-trained model that returned most accurate results for our features and has the highest accuracy for Lemma, Feats and UAS reported at the respective UD page among the available releases, at the time of writing it is 2.2 for English, 2.0 for German, 2.3 for Russian</text:span></text:p>
      <text:p text:style-name="P28">The extraction of discourse markers (<text:span text:style-name="T6">including the </text:span>four semantic groups of connectives and <text:span text:style-name="T6">the </text:span>markers of epistemic stance) <text:span text:style-name="T6">is based on search lists for each of the project languages. The lists were initially produced independently from grammar reference books, dictionaries of function words and relevant research papers and then verified for comparability. Following Fraser (2006) discourse markers are treated functionally and include items of various morphological and structural types (conjunctions, adverbs, particles, parenthetical phrases). Each item on the lists was tested against the research data to take decisions in case of multifunctional items and to exclude homographs. Though most items on the lists are set phrases, we allowed for possible lexical and structural variability as well as used orthography and punctuation to disambiguate our DMs. The classification follows the descriptions in Halliday and Hasan (1976) and in Biber, et al (1999)</text:span><text:span text:style-name="T6"><text:note text:id="ftn2" text:note-class="endnote"><text:note-citation>ii</text:note-citation><text:note-body><text:p text:style-name="P21">Biber, D., Johansson, S., Leech, G., Conrad, S., Finegan, E., &amp; Quirk, R. (1999). Longman grammar of spoken and written English (Vol. 2). MIT Press. pp. 853-856</text:p></text:note-body></text:note></text:span><text:span text:style-name="T6">. Table 1 has the number of items in each group and examples.</text:span></text:p>
      <text:p text:style-name="P28"/>
      <text:p text:style-name="P29">Table 1. Number of <text:span text:style-name="T7">listed / attested in our data </text:span>discourse markers by category for each of the project languages <text:span text:style-name="T8">and top five most frequent items / typical items</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English</text:p>
          </table:table-cell>
          <table:table-cell table:style-name="Table1.A1" office:value-type="string">
            <text:p text:style-name="P1">German</text:p>
          </table:table-cell>
          <table:table-cell table:style-name="Table1.D1" office:value-type="string">
            <text:p text:style-name="P1">Russian</text:p>
          </table:table-cell>
        </table:table-row>
        <table:table-row>
          <table:table-cell table:style-name="Table1.A2" table:number-rows-spanned="2" office:value-type="string">
            <text:p text:style-name="P1">Additive</text:p>
            <text:p text:style-name="P1"/>
            <text:p text:style-name="P18">and and or <text:soft-page-break/>conjunctions are excluded to make their own feature</text:p>
          </table:table-cell>
          <table:table-cell table:style-name="Table1.A2" office:value-type="string">
            <text:p text:style-name="P3">5<text:span text:style-name="T9">2</text:span> / <text:span text:style-name="T8">43</text:span></text:p>
          </table:table-cell>
          <table:table-cell table:style-name="Table1.A2" office:value-type="string">
            <text:p text:style-name="P2">78 / <text:span text:style-name="T13">39</text:span></text:p>
          </table:table-cell>
          <table:table-cell table:style-name="Table1.D2" office:value-type="string">
            <text:p text:style-name="P4"><text:span text:style-name="T18">52</text:span> / <text:span text:style-name="T15">47</text:span></text:p>
          </table:table-cell>
        </table:table-row>
        <table:table-row>
          <table:covered-table-cell/>
          <table:table-cell table:style-name="Table1.A2" office:value-type="string">
            <text:p text:style-name="P5">Also, such as, for <text:soft-page-break/>example, not only, for instance / in particular, moreover, in other words, namely</text:p>
          </table:table-cell>
          <table:table-cell table:style-name="Table1.A2" office:value-type="string">
            <text:p text:style-name="P9">Auch, sowie, nicht nur, <text:soft-page-break/>dafür, weiterhin / nämlich, das heißt, Dabei, übrigens, in Bezug auf, in gleicher Weise</text:p>
          </table:table-cell>
          <table:table-cell table:style-name="Table1.D2" office:value-type="string">
            <text:p text:style-name="P11">Также, при этом, <text:soft-page-break/>например, кроме того ,, в частности / к тому же, на самом деле, а именно, иными словами, точнее ,, причем, вдобавок</text:p>
          </table:table-cell>
        </table:table-row>
        <table:table-row>
          <table:table-cell table:style-name="Table1.A2" table:number-rows-spanned="2" office:value-type="string">
            <text:p text:style-name="P1">Adversative</text:p>
            <text:p text:style-name="P1"/>
            <text:p text:style-name="P18">but conjunction is excluded to make its own feature</text:p>
          </table:table-cell>
          <table:table-cell table:style-name="Table1.A2" office:value-type="string">
            <text:p text:style-name="P2">4<text:span text:style-name="T10">6</text:span> / <text:span text:style-name="T8">35</text:span></text:p>
          </table:table-cell>
          <table:table-cell table:style-name="Table1.A2" office:value-type="string">
            <text:p text:style-name="P2">88 /<text:span text:style-name="T13">43</text:span></text:p>
          </table:table-cell>
          <table:table-cell table:style-name="Table1.D2" office:value-type="string">
            <text:p text:style-name="P4">3<text:span text:style-name="T16">4</text:span> / <text:span text:style-name="T16">31</text:span></text:p>
          </table:table-cell>
        </table:table-row>
        <table:table-row>
          <table:covered-table-cell/>
          <table:table-cell table:style-name="Table1.A2" office:value-type="string">
            <text:p text:style-name="P6">Still, however, rather than, instead, though / on the other hand, in fact, despite</text:p>
          </table:table-cell>
          <table:table-cell table:style-name="Table1.A2" office:value-type="string">
            <text:p text:style-name="P9">Jedoch, doch, allerdings, dennoch, gegenüber / außer in der Tat, eigentlich, trotz, umgekehrt, wogegen, einerseits, trotzdem</text:p>
          </table:table-cell>
          <table:table-cell table:style-name="Table1.D2" office:value-type="string">
            <text:p text:style-name="P12">Однако​, хотя, <text:span text:style-name="T17">впрочем, правда ,, несмотря на /</text:span> в отличие от, вместе с тем / всё-таки, но на самом деле, наоборот, напротив ,, зато</text:p>
          </table:table-cell>
        </table:table-row>
        <table:table-row>
          <table:table-cell table:style-name="Table1.A2" table:number-rows-spanned="2" office:value-type="string">
            <text:p text:style-name="P1">causative</text:p>
          </table:table-cell>
          <table:table-cell table:style-name="Table1.A2" office:value-type="string">
            <text:p text:style-name="P2">4<text:span text:style-name="T10">2</text:span> / <text:span text:style-name="T10">20</text:span></text:p>
          </table:table-cell>
          <table:table-cell table:style-name="Table1.A2" office:value-type="string">
            <text:p text:style-name="P2">89 / <text:span text:style-name="T14">37</text:span></text:p>
          </table:table-cell>
          <table:table-cell table:style-name="Table1.D2" office:value-type="string">
            <text:p text:style-name="P17">49 / </text:p>
          </table:table-cell>
        </table:table-row>
        <table:table-row>
          <table:covered-table-cell/>
          <table:table-cell table:style-name="Table1.A2" office:value-type="string">
            <text:p text:style-name="P6">Because, so ,, due to, so that, therefore / as a result, after all, for this reason, consequently</text:p>
          </table:table-cell>
          <table:table-cell table:style-name="Table1.A2" office:value-type="string">
            <text:p text:style-name="P10">Damit, da, weil, denn, daher, deshalb / sodass, weshalb, auf diese Weise, als Folge, in diesem Fall, weswegen, wobei</text:p>
          </table:table-cell>
          <table:table-cell table:style-name="Table1.D2" office:value-type="string">
            <text:p text:style-name="P13">Потому, поэтому, поскольку, ведь, <text:span text:style-name="T18">так, / </text:span>в результате, <text:span text:style-name="T18">ради того , чтобы, затем , что, получается ,, в этом случае, в связи с тем ,, дабы, тем более что</text:span></text:p>
          </table:table-cell>
        </table:table-row>
        <table:table-row>
          <table:table-cell table:style-name="Table1.A2" table:number-rows-spanned="2" office:value-type="string">
            <text:p text:style-name="P1">temporal and <text:span text:style-name="T10">sequential</text:span></text:p>
          </table:table-cell>
          <table:table-cell table:style-name="Table1.A2" office:value-type="string">
            <text:p text:style-name="P2">1<text:span text:style-name="T22">10</text:span> / <text:span text:style-name="T11">76</text:span></text:p>
          </table:table-cell>
          <table:table-cell table:style-name="Table1.A2" office:value-type="string">
            <text:p text:style-name="P2">14<text:span text:style-name="T14">7 / 75</text:span></text:p>
          </table:table-cell>
          <table:table-cell table:style-name="Table1.D2" office:value-type="string">
            <text:p text:style-name="P15">4<text:span text:style-name="T22">8</text:span> / 4<text:span text:style-name="T22">1</text:span></text:p>
          </table:table-cell>
        </table:table-row>
        <table:table-row>
          <table:covered-table-cell/>
          <table:table-cell table:style-name="Table1.A2" office:value-type="string">
            <text:p text:style-name="P7">While, since, soon, and then, eventually / Further ,, Anyway ,, thus, at the same time, ultimately, meanwhile</text:p>
          </table:table-cell>
          <table:table-cell table:style-name="Table1.A2" office:value-type="string">
            <text:p text:style-name="P10">Dann, also, nun, seit, dabei, bereits / gleichzeitig, zunächst, schließlich, später, zugleich, zweitens, damals, indes</text:p>
          </table:table-cell>
          <table:table-cell table:style-name="Table1.D2" office:value-type="string">
            <text:p text:style-name="P14">Пока, наконец, <text:span text:style-name="T19">затем, </text:span>в целом / <text:span text:style-name="T19">в то время , как, в заключение, в конце концов, во-первых, в то же время</text:span></text:p>
          </table:table-cell>
        </table:table-row>
        <table:table-row>
          <table:table-cell table:style-name="Table1.A2" table:number-rows-spanned="2" office:value-type="string">
            <text:p text:style-name="P1"><text:span text:style-name="T22">e</text:span>pistemic <text:span text:style-name="T22">markers</text:span></text:p>
            <text:p text:style-name="P1"/>
            <text:p text:style-name="P16">+ for EN introductory epistemic sentences with 1<text:span text:style-name="T21">st</text:span> person subjects in present tense ex. I/we think, I/we am/are (un)convinced/sure</text:p>
          </table:table-cell>
          <table:table-cell table:style-name="Table1.A2" office:value-type="string">
            <text:p text:style-name="P2">6<text:span text:style-name="T12">4 / 45</text:span></text:p>
          </table:table-cell>
          <table:table-cell table:style-name="Table1.A2" office:value-type="string">
            <text:p text:style-name="P2">74 / <text:span text:style-name="T20">40</text:span></text:p>
          </table:table-cell>
          <table:table-cell table:style-name="Table1.D2" office:value-type="string">
            <text:p text:style-name="P4">8<text:span text:style-name="T22">6 </text:span>/ <text:span text:style-name="T19">78</text:span></text:p>
          </table:table-cell>
        </table:table-row>
        <table:table-row>
          <table:covered-table-cell/>
          <table:table-cell table:style-name="Table1.A2" office:value-type="string">
            <text:p text:style-name="P8">Really, at least, <text:span text:style-name="T13">perhaps, of course, probably / in any case, for sure, in reality, no doubt, arguably, clearly, indeed</text:span></text:p>
          </table:table-cell>
          <table:table-cell table:style-name="Table1.A2" office:value-type="string">
            <text:p text:style-name="P16">Natürlich, vielleicht, wahrscheinlich, sicher, möglich, wirklich, notwendig, möglicherweise, offensichtlich, überzeugt, meinen, in jedem Fall</text:p>
          </table:table-cell>
          <table:table-cell table:style-name="Table1.D2" office:value-type="string">
            <text:p text:style-name="P15">Конечно, возможно, может быть, действительно, говорят / на мой взгляд, якобы, полагаю ,, по сути, в любом случае, кажется ,, бесспорно, пожалуй</text:p>
          </table:table-cell>
        </table:table-row>
      </table:table>
      <text:p text:style-name="P29"/>
      <text:p text:style-name="P50">Normalization measures</text:p>
      <text:p text:style-name="P40">We use two norms to make features comparable across different-size corpora, depending on the nature of the feature. <text:span text:style-name="T31">Most</text:span> <text:span text:style-name="T35">of the </text:span>features, including all <text:span text:style-name="T31">types of discourse markers</text:span>, negative particles, passives, types of verb forms, <text:span text:style-name="T28">relative clauses, correlative constructions, adverbial clauses introduced by pronominal adverbs coordinating and subordinating conjunctions, simple sentences, number of clauses per sentence, are normalized to the number of sentences (30 features). Such features as personal, possessive and other noun substitutes, nouns, adverbial quantifiers, </text:span><text:soft-page-break/><text:span text:style-name="T28">determiners are normalized to the running words (6 features). Counts for syntactic relations are represented as probabilities, normalized to the number of sentences (7 features). Some features their own normalisation basis: comparative and superlative degrees are normalized to the total number of adjectives and adverbs, nouns in the functions of subject, object or indirect object are normalized to the total number of these roles in the text. </text:span></text:p>
      <text:p text:style-name="P24"/>
      <text:p text:style-name="P24"><text:span text:style-name="T5">a</text:span>cl</text:p>
      <text:p text:style-name="P27">finite and non-finite clausal modifier of noun (adjectival clause), including relative clauses as a subtype (used only in EN and RU); extraction is based on UD default annotation</text:p>
      <text:p text:style-name="P73">the person showing (acl) her around</text:p>
      <text:p text:style-name="P73">help people do something to overcome (acl) it </text:p>
      <text:p text:style-name="P73">as a language learned (acl) all over</text:p>
      <text:p text:style-name="P73">it is a must that we move (acl:relcl) to English</text:p>
      <text:p text:style-name="P74">an denen sich die Gliedmaßen der Kaulquappe herausbilden (acl)</text:p>
      <text:p text:style-name="P74">die das Tier mit den Kiemen aufnimmt (acl)</text:p>
      <text:p text:style-name="P74">die es erst noch zu erforschen (acl) gilt</text:p>
      <text:p text:style-name="P74">мысль о том, что локомотивом роста должен (acl) быть</text:p>
      <text:p text:style-name="P74">нет сомнений, что в этой стране не хотят (acl) повторять ошибок</text:p>
      <text:p text:style-name="P74">людей, следящих (acl) за политикой</text:p>
      <text:p text:style-name="P74">кино, где звезда плавает (<text:span text:style-name="T2">acl:relcl</text:span>) в трёх бассейнах</text:p>
      <text:p text:style-name="P28"/>
      <text:p text:style-name="P24">addit</text:p>
      <text:p text:style-name="P30">additive connectives; <text:span text:style-name="T24">cumulative frequency of the list items normalized to the number of sentences; see description in Table 1</text:span></text:p>
      <text:p text:style-name="P24"/>
      <text:p text:style-name="P24">advers</text:p>
      <text:p text:style-name="P31">adversative (contrastive) connectives; cumulative frequency of the list items normalized to the number of sentences; see description in Table 1</text:p>
      <text:p text:style-name="P31"/>
      <text:p text:style-name="P64">andor<text:span text:style-name="T44"> </text:span><text:span text:style-name="T45">(see cconj)</text:span></text:p>
      <text:p text:style-name="P65"><text:span text:style-name="T26">additive and disjunctive </text:span>coordinating conjunctions 'and' and 'or' ('und', 'oder' / 'и', 'а', 'или', 'либо') and tagged CCONJ (to exclude uses of the same forms as particles; normalized to the number of sentences</text:p>
      <text:p text:style-name="P31"/>
      <text:p text:style-name="P24">attrib</text:p>
      <text:p text:style-name="P32">adjectives and participles functioning as attributes; all words tagged as ADJ or VerbForm=Part with the amod <text:span text:style-name="T25">dependency</text:span> to their head</text:p>
      <text:p text:style-name="P71">the rising sun</text:p>
      <text:p text:style-name="P71">the coloured face</text:p>
      <text:p text:style-name="P72">fried green tomatoes</text:p>
      <text:p text:style-name="P33"/>
      <text:p text:style-name="P24">aux</text:p>
      <text:p text:style-name="P34">auxiliary verbs; extraction is based on UD default annotation</text:p>
      <text:p text:style-name="P24"/>
      <text:p text:style-name="P24">aux:pass</text:p>
      <text:p text:style-name="P35">auxiliary verbs <text:span text:style-name="T26">in passive forms</text:span>; extraction is based on UD default annotation</text:p>
      <text:p text:style-name="P24"/>
      <text:p text:style-name="P24">but</text:p>
      <text:p text:style-name="P37">contrastive coordinating conjunction 'but' ('aber'/'но'), if not followed but 'also'/'auch'/'и', 'также' and not in the absolute sentence end</text:p>
      <text:p text:style-name="P36"/>
      <text:p text:style-name="P24"/>
      <text:p text:style-name="P24"><text:soft-page-break/>caus</text:p>
      <text:p text:style-name="P38">causative <text:span text:style-name="T23">connectives; cumulative frequency of the list items normalized to the number of sentences; see description in Table 1</text:span></text:p>
      <text:p text:style-name="P24"/>
      <text:p text:style-name="P24">ccomp</text:p>
      <text:p text:style-name="P38">clausal complement as annotated in UD</text:p>
      <text:p text:style-name="P38">help people to do (ccomp) smth</text:p>
      <text:p text:style-name="P38">не ожидали, что придет</text:p>
      <text:p text:style-name="P38"/>
      <text:p text:style-name="P24">cconj</text:p>
      <text:p text:style-name="P40">coordinating conjunctions: <text:span text:style-name="T30">lemmas</text:span> in 'and', 'but', 'or', 'both', 'yet', 'either', '&amp;', 'nor', 'plus', 'neither', 'ether' ('und', 'oder', 'aber', 'sondern', 'sowie', 'als', 'wie', 'doch', 'sowohl', 'denn', 'desto', 'noch', 'weder', 'entweder', 'bzw', 'beziehungsweise', 'weshalb', 'und/oder', 'ob', 'woher', 'wenn', <text:s text:c="28"/>'jedoch', 'wofür', 'insbesondere', 'obwohl', 'um' / 'и', 'а', 'но', 'или', 'ни', 'да', 'причем', 'либо', 'зато', 'иначе', 'только', 'ан', 'и/или', 'иль') tagged CCONJ. Lists are used to filter out noise.</text:p>
      <text:p text:style-name="P24"/>
      <text:p text:style-name="P24"><text:span text:style-name="T34">c</text:span>omp</text:p>
      <text:p text:style-name="P49">comparative degree of comparison for adjectives and adverbs; <text:s/><text:span text:style-name="T33">synthetic forms are extracted based on the tag Degree=</text:span>Comp<text:span text:style-name="T33">, while analytical forms are counted as adjectives and adverbs </text:span>with a dependent<text:span text:style-name="T33"> mo</text:span>re<text:span text:style-name="T33">/mehr/более </text:span>and 'больший' for Russian</text:p>
      <text:p text:style-name="P24"/>
      <text:p text:style-name="P24">copula</text:p>
      <text:p text:style-name="P47">copula verbs; lemmas of 'be', 'sein', 'быть', 'это' that have a 'cop' relation to their head, excluding constructions with there as head for English</text:p>
      <text:p text:style-name="P24"/>
      <text:p text:style-name="P24">correl</text:p>
      <text:p text:style-name="P38">correlative constructions of all types, where a dem PRON is syntactically or semantically connected to subsequent CONJ. In English they make a subset of relative clauses; in DE/RU they can also be a subtype of a clausal complement; </text:p>
      <text:p text:style-name="P70">Trotzdem sorgen beide dafür , daß der Nucleus accumbens mit Dopamin überflutet wird , beziehungs- weise sie täuschen dort eine Dopaminschwemme vor ( siehe Kasten S. 40 ) .</text:p>
      <text:p text:style-name="P70">Ich hörte weiter darüber , daß die Wirkung verbunden sei mit heftigem Erbrechen und Durchfall . </text:p>
      <text:p text:style-name="P24"/>
      <text:p text:style-name="P24"><text:span text:style-name="T48">demd</text:span>ets</text:p>
      <text:p text:style-name="P46">pronominal determiners; lemmas in the function ‘det’ from the lists 'this', 'some', 'these', 'that', 'any', 'all', 'every', 'another', 'each', 'those', 'either', 'such' ('dies', 'alle', 'jed', 'einige', 'solch', 'viel', 'ander ', 'jen', 'all', 'irgendwelch', 'dieselbe', 'jeglich', 'daßelbe', 'irgendein', 'diejenigen' / 'этот', 'весь', 'тот', 'такой', 'какой', 'каждый', 'любой', 'некоторый', 'какой-то', 'один', 'сей', 'это', 'всякий', 'некий', 'какой-либо', 'какой-нибудь', 'кое-какой')</text:p>
      <text:p text:style-name="P24"/>
      <text:p text:style-name="P24">deverbals</text:p>
      <text:p text:style-name="P60">deverbal nouns, names of processes, actions, states. The extraction for EN/DE accounts for affixation (with most productive -ment, -tion/ -ung, -tion) and conversion as types of derivation. </text:p>
      <text:p text:style-name="P61">In the first case the output is filtered with an empirically-<text:span text:style-name="T42">driven</text:span> stoplist. Converted nouns are counted from a list of true procedural nouns that were not fully substantivised. To produce this list we looked through the nounal occurrences of lemmas that also appear as verbs and filtered out items that prevail in their fully substantivised <text:span text:style-name="T42">lexico-semantic variants in our data</text:span> (such as <text:span text:style-name="T42">design, set, measure, mark, press, stick, cross, trap, handle</text:span>). <text:span text:style-name="T42">For Russian with extracted nouns in 'тие', 'ение', 'ание', 'ство', 'ция', 'ота' and employed a 150-items long stoplist to exclude fully substantivised words such as собрание, месторождение, министерство, телевидение, творчество, решение.</text:span></text:p>
      <text:p text:style-name="P60"><text:soft-page-break/></text:p>
      <text:p text:style-name="P24">epist</text:p>
      <text:p text:style-name="P38">epistemic stance discourse markers; cumulative frequency of the list items normalized to the number of sentences; see description in Table 1</text:p>
      <text:p text:style-name="P24"/>
      <text:p text:style-name="P24">finites</text:p>
      <text:p text:style-name="P38">verbs in finite form; for EN/RU we rely on UD morphological feature VerbForm=Fin</text:p>
      <text:p text:style-name="P38">for DE we exclude False Positives after aux and modals and include False Negatives erroneously tagged VerbForm=Part (ex. Mit dieser Frage verlassen (Part!?) wir (plural nsubj) das Gebiet zellinterner Veränderungen und wenden uns)</text:p>
      <text:p text:style-name="P24"/>
      <text:p text:style-name="P24">indef</text:p>
      <text:p text:style-name="P42">noun substitutes, i.e. pronouns par excellence, of indefinite, total and negative semantic subtypes, if <text:span text:style-name="T30">token</text:span> in 'anybody', 'anyone', 'anything', 'everybody', 'everyone', 'everything', 'nobody', 'none', 'nothing', 'somebody', 'someone', 'something', 'elsewhere', 'nowhere', 'everywhere', 'somewhere', 'anywhere'. For German: list items tagged PronType=Ind ('etwas', 'irgendetwas', 'irgendwelch', 'irgendwas', 'jedermann', 'jedermanns', 'jemand', 'alles', 'niemand', 'nichts', 'irgendwo', 'manch'). For Russian: 'когда', 'где', 'куда', 'откуда', 'отчего', 'почему', 'зачем' <text:span text:style-name="T29">if tagged PRON; words with -то|-нибудь|-либо, except starting with </text:span>'<text:span text:style-name="T29">какой</text:span>'; <text:span text:style-name="T29">and items from 'кто-кто', 'кого-кого', 'кому-кому', 'кем-кем', 'ком-ком', 'что-что', 'чего-чего', 'чему-чему', 'чем-чем', 'куда-куда', 'где-где'</text:span></text:p>
      <text:p text:style-name="P24"/>
      <text:p text:style-name="P24">infs</text:p>
      <text:p text:style-name="P19"><text:span text:style-name="T40">infinitives: all cases of a verb form tagged </text:span>'VerbForm=Inf' <text:span text:style-name="T40">with a dependent to/zu particle and cases of true bare infinitive, excluding after modal verbs and 'have to', 'going to' and modal adjectival predicates, but including cases after 'help', 'make', 'bid', 'let', 'see', 'hear', 'watch', 'dare', 'feel', 'have' ('hören', 'sehen', 'spüren', 'lassen', 'gehen', 'bleiben', 'helfen', 'lehren'). Foe Russian all occurences of verb forms with the feature 'VerbForm=Inf' except after modal predicates and with the dependent 'быть' to exclude future forms ("отношения будут ухудшаться").</text:span></text:p>
      <text:p text:style-name="P64">Interrog<text:span text:style-name="T44"> </text:span><text:span text:style-name="T46">(preprocessing issues)</text:span></text:p>
      <text:p text:style-name="P66">interrogative sentences: all sentences ending in '?'</text:p>
      <text:p text:style-name="P24"/>
      <text:p text:style-name="P24">lexdens</text:p>
      <text:p text:style-name="P58">lexical density: ratio of PoS disambiguated content words types (look_VERB vs look_NOUN) to all tokens</text:p>
      <text:p text:style-name="P58"/>
      <text:p text:style-name="P24">lexTTR</text:p>
      <text:p text:style-name="P58">lexical type to token ratio: ratio of PoS disambiguated content words types (look_VERB vs look_NOUN) to their tokens. Content words include lemmas in 'ADJ', 'ADV', 'VERB', 'NOUN' part of speech categories.</text:p>
      <text:p text:style-name="P24"/>
      <text:p text:style-name="P24">mark</text:p>
      <text:p text:style-name="P53">a word-introducer of a subordinate clause; extraction is based on UD default annotation</text:p>
      <text:p text:style-name="P53"/>
      <text:p text:style-name="P24">mdd</text:p>
      <text:p text:style-name="P56">mean dependency distance(MDD, aka comprehension difficulty) as “the distance between words and their parents, measured in terms of intervening words.” (Hudson 1995 : 16)<text:note text:id="ftn3" text:note-class="endnote"><text:note-citation>iii</text:note-citation><text:note-body><text:p text:style-name="P22">@article{hudson1995measuring,</text:p><text:p text:style-name="P22"><text:s text:c="2"/>title={Measuring syntactic difficulty},</text:p><text:p text:style-name="P22"><text:s text:c="2"/>author={Hudson, Richard},</text:p><text:p text:style-name="P22"><text:s text:c="2"/>journal={Manuscript, University College, London},</text:p><text:p text:style-name="P22"><text:s text:c="2"/>year={1995}</text:p><text:p text:style-name="P22">}</text:p></text:note-body></text:note></text:p>
      <text:p text:style-name="P24"/>
      <text:p text:style-name="P24">mhd</text:p>
      <text:p text:style-name="P56">mean hierarchical distance(MHD, aka production (speaker’s) difficulty) as the average value of all path lengths travelling from the root to all nodes along the dependency edges (Jing, Liu 2015 : 164)<text:note text:id="ftn4" text:note-class="endnote"><text:note-citation>iv</text:note-citation><text:note-body><text:p text:style-name="P22">@inproceedings{Jing2015,</text:p><text:p text:style-name="P22">author = {Jing, Yingqi and Liu, Haitao},</text:p><text:p text:style-name="P22">booktitle = {Proceedings of the Third International Conference on Dependency Linguistics (Depling 2015)},</text:p><text:p text:style-name="P22">pages = {161--170},</text:p><text:p text:style-name="P22">title = {{Mean Hierarchical Distance Augmenting Mean Dependency Distance}},</text:p><text:p text:style-name="P22">url = {http://ufal.mff.cuni.cz/pcedt2.0/},</text:p><text:p text:style-name="P22">year = {2015}</text:p><text:p text:style-name="P22">}</text:p></text:note-body></text:note></text:p>
      <text:p text:style-name="P24"><text:soft-page-break/></text:p>
      <text:p text:style-name="P24">mpred</text:p>
      <text:p text:style-name="P57">modal predicates; for English all verbs tagged as 'MD' in XPOS, except 'will'/'shall', constructions with have-to-Inf and all adjectival modal predicates (predicative from a list of 17 items such as impossible, likely, sure with a dependent 'AUX'). For German: lemmas in 'dürfen', 'können', 'mögen', 'müssen', 'sollen', 'wollen' or 'VM' in XPOS and all adjectival modal predicates formed with 15 listed adjectives (Selbstreparatur ist immerhin möglich., Es ist klar , dass ..). For Russian: <text:span text:style-name="T39">lemma 'мочь', lemma 'следовать' with a dependent infinitive, three modal adverbs ('можно', 'нельзя', 'надо') and adjctives from the modal predicative list of 11 in the short form 'Variant=Short' (должен, способный, возможный)</text:span></text:p>
      <text:p text:style-name="P24"/>
      <text:p text:style-name="P24">mquantif</text:p>
      <text:p text:style-name="P45">adverbial quantifiers; <text:span text:style-name="T32">listed lemmas tagged ADV. For German we filter out tagging errors by excluding cases when the lemma depends on a noun. For Russian we additionally provide for functionally similar non-adverbial quantifiers such as 'еле', 'очень', 'вшестеро', 'невыразимо', 'излишне', 'еле-еле', 'чуть-чуть', 'едва-едва', 'только', 'капельку', 'чуточку', 'едва'. The support lists include EN: 37 items (barely, completely, intensely, almost), DE: 67 items (mässig, leidlich, ziemlich, völlig, ganz), RU: 80 items (абсолютно, полностью, сплошь, необыкновенно, достаточно, совершенно, невыносимо, примерно).</text:span></text:p>
      <text:p text:style-name="P44"/>
      <text:p text:style-name="P24"><text:span text:style-name="T35">n</text:span>eg</text:p>
      <text:p text:style-name="P56">negative particles or main sentence negation: counts of lemmas in 'no', 'not', 'neither' ('kein', 'nicht'/'нет', 'не')</text:p>
      <text:p text:style-name="P24"/>
      <text:p text:style-name="P24">nn</text:p>
      <text:p text:style-name="P51">nouns; total number of tokens <text:span text:style-name="T38">annotated as </text:span>NOUN</text:p>
      <text:p text:style-name="P24"/>
      <text:p text:style-name="P24">nn<text:span text:style-name="T37">args</text:span></text:p>
      <text:p text:style-name="P51">core verbal arguments represented by nouns or proper names; <text:span text:style-name="T36">ratio of nouns and proper names in the functions of 'nsubj', 'obj', 'iobj' to the count of these functions</text:span></text:p>
      <text:p text:style-name="P24"/>
      <text:p text:style-name="P24">nsubj:pass</text:p>
      <text:p text:style-name="P52">subjects of verbs in the passive voice; <text:span text:style-name="T38">; extraction is based on UD default </text:span>'<text:span text:style-name="T1">nsubj:pass</text:span>' <text:span text:style-name="T38">annotation</text:span> </text:p>
      <text:p text:style-name="P24"/>
      <text:p text:style-name="P24">numcls</text:p>
      <text:p text:style-name="P50">number of clauses per sentence; number of relations from the list 'csubj', 'acl:relcl', 'advcl', 'acl', 'xcomp', 'parataxis' annotated in one sentence</text:p>
      <text:p text:style-name="P24"/>
      <text:p text:style-name="P69">passives </text:p>
      <text:p text:style-name="P75">bypassives</text:p>
      <text:p text:style-name="P75">passive constructions with expressed agentive role; all verbs tagged Voice=Pass with an 'obl' dependent in ['NOUN', 'PRON', 'PROPN'] having a dependent by (von) ADP. For Russian the 'obl' dependent is required to be have Case=Ins and Animacy=Anim in morphological features </text:p>
      <text:p text:style-name="P75">longpassives</text:p>
      <text:p text:style-name="P75">all passives without the explicit agent introduced by by or von prepositions and Russian equivalents (see bypassive). For English it is a verb with the annotated Voice=Pass feature and a dependent aux:pass. For German we also include ‘passive-like’: lassen sich + VerbForm=Inf. For Russian we account for both morphological forms (война велась, политика была направлена) and for semantic passive (стадион возводят на новом месте, во Владикавказе ему готовят радушную встречу)</text:p>
      <text:p text:style-name="P24"/>
      <text:p text:style-name="P24"><text:soft-page-break/>parataxis</text:p>
      <text:p text:style-name="P54">asyndatically connected coordinated clauses (often direct speech or clauses joined “:” or a “;” as well as parenthetical clauses); extraction is based on UD default annotation</text:p>
      <text:p text:style-name="P24"/>
      <text:p text:style-name="P24">pasttense</text:p>
      <text:p text:style-name="P62">verbs in the past tense: all occurrences of the feature 'Tense=Past'</text:p>
      <text:p text:style-name="P24"/>
      <text:p text:style-name="P24">pied</text:p>
      <text:p text:style-name="P38">correlative constractions with displaced (pied-piped) preposition:</text:p>
      <text:p text:style-name="P70">technology for which Sony could take credit</text:p>
      <text:p text:style-name="P70">speech in which he made this argument</text:p>
      <text:p text:style-name="P70">Man geht in der Biologie davon aus , daß die Entwicklung</text:p>
      <text:p text:style-name="P70">die Zelle , aus der ein Ei hervorgeht</text:p>
      <text:p text:style-name="P70">о таком, о каком вы не слыхали</text:p>
      <text:p text:style-name="P70">скандал , в котором; трагедии , с которыми, в той конструкции , в какой она</text:p>
      <text:p text:style-name="P24"/>
      <text:p text:style-name="P24">possdet</text:p>
      <text:p text:style-name="P43">possessive pronouns; for EN/DE lemma in 'my', 'your', 'his', 'her', 'its', 'our', 'their'/ 'mein', 'dein', 'sein', 'ihr', 'Ihr|ihr', 'unser', 'eurer' tagged 'DET', 'PRON' and 'Poss=Yes'. For Russian lemma in 'мой', 'твой', 'ваш', 'его', 'ее', 'её', 'наш', 'их', 'ихний', 'свой' tagged DET<text:tab/></text:p>
      <text:p text:style-name="P24"/>
      <text:p text:style-name="P24">ppron</text:p>
      <text:p text:style-name="P43">personal pronouns; tokens tagged PRON, Person= that do not have Poss=Yes feature and are on the list 'i', 'you', 'he', 'she', 'it', 'we', 'they', 'me', 'him', 'her', 'us', 'them' ('ich', 'ihr', 'du', 'er', 'sie', 'es', 'wir', 'mich', 'mir', 'dich', 'dir', 'ihm', 'ihn', 'uns', 'ihnen' / 'я', 'ты', 'вы', 'он', 'она', 'оно', 'мы', 'они', 'меня', 'тебя', 'его', 'её', 'ее', <text:s/>'нас', 'вас', 'их', 'неё', 'нее', 'него', 'них', 'мне', 'тебе', 'ей', 'ему', 'нам', 'вам', <text:s text:c="9"/>'им', 'ней', 'нему', 'ним', 'меня', 'тебя', 'него', 'мной', 'мною', 'тобой', 'тобою', 'Вами', 'им', 'ей', 'ею', 'нами', 'вами', 'ими', 'ним', 'нем', 'нём', 'ней', 'нею')</text:p>
      <text:p text:style-name="P24"/>
      <text:p text:style-name="P24">pverbals</text:p>
      <text:p text:style-name="P59">participles: for English all occurrences of 'VerbForm=Part' or 'VerbForm=Ger' in not in attributive function 'amod' or part of an analytical form; for German all 'VerbForm=Part' not in the attributive function and 'ADJD' ending in 'd' in the 'advmod'/'acl' functions (Der Hund stand bellend (ADJ, 3, advmod) am Fenster.). <text:span text:style-name="T41">For Russian 'VerbForm=Part' not in the short form and not in the attributive function, without a dependent auxilary, and 'VerbForm=Conv' without dependent auxiliary</text:span></text:p>
      <text:p text:style-name="P24"/>
      <text:p text:style-name="P24">relativ</text:p>
      <text:p text:style-name="P39">all relative clauses, including correlative constructions and pied-piping construction. <text:span text:style-name="T27">Extraction is based on affirmative sentences only: EN: words 'which', 'that', 'whose', 'whom', 'what', 'who' tagged as PRON', excluding cases when relative PRON has a dependent preposition and follows its head (ex. But we will return to that (PRON) later). DE: relative pronouns ('der', 'welch', 'was', 'wer') tagged as PRON and words with wo- of morphological category 'PronType=Int,Rel', if there is comma in the its left window of size 3 (-3:0 window). RU: 'который', 'что', 'кто', 'какой' and а comma in the left window of 3</text:span></text:p>
      <text:p text:style-name="P24"/>
      <text:p text:style-name="P64">sconj <text:span text:style-name="T45">(see mark)</text:span></text:p>
      <text:p text:style-name="P68">subordinating conjunctions: lemmas in 'that', 'if', 'as', 'of', 'while', 'because', 'by', 'for', 'to', 'than', <text:s text:c="27"/>'whether', 'in', 'about', 'before', 'after', 'on', 'with', 'from', 'like', <text:s/>'although', 'though', 'since', 'once', 'so', 'at', 'without', 'until', 'into', 'despite', 'unless', 'whereas', 'over', 'upon', 'whilst', 'beyond', 'towards', 'toward', 'but', 'except', 'cause', 'together' ('daß', 'wenn', 'dass', 'weil', 'da', 'ob', 'wie', 'als', <text:s text:c="28"/>'indem', 'während', 'obwohl', 'wobei', 'damit', 'bevor', <text:s/>'nachdem', 'sodass', 'denn', 'falls', 'bis', 'sobald', 'solange', 'weshalb', 'ditzen', 'sofern', 'warum', 'obgleich', 'zumal', 'sodaß', 'aber', 'wenngleich', <text:soft-page-break/>'wennen', 'wodurch', 'wohingegen', 'ehe', 'worauf', 'seit', 'inwiefern', 'anstatt', 'der', 'vordem', 'insofern', 'nahezu', 'wohl', 'manchmal', 'weilen', 'weiterhin', 'doch', 'mit', 'gleichfalls' / 'что', 'как', 'если', 'чтобы', 'то', 'когда', 'чем', 'хотя', 'поскольку', 'пока', 'тем', 'ведь', 'нежели', 'ибо', 'пусть', 'будто', 'словно', 'дабы','раз', 'насколько', 'тот', 'коли', 'коль', 'хоть', 'разве', 'сколь','ежели', 'покуда', 'постольку') tagged SCONJ. Lists are used to filter out noise.</text:p>
      <text:p text:style-name="P24"/>
      <text:p text:style-name="P24">sentlength</text:p>
      <text:p text:style-name="P62">number of words per sentence averaged over all sentences in the text. The extraction accounts for typical sentence tokenization errors such as sentences ending in ':', ';', 'Mr.', 'Dr.' 'z.B.'</text:p>
      <text:p text:style-name="P24"/>
      <text:p text:style-name="P24">simple</text:p>
      <text:p text:style-name="P50">simple sentence; a sentence where no words have relations from the list 'csubj', 'acl:relcl', 'advcl', 'acl', 'xcomp', 'parataxis'</text:p>
      <text:p text:style-name="P50"/>
      <text:p text:style-name="P24">sup</text:p>
      <text:p text:style-name="P48">superlative degree of comparison for adjective and adverbs; synthetic forms are extracted based on the tag Degree=Sup, while analytical forms are counted as adjectives and adverbs <text:span text:style-name="T34">with a dependent</text:span> most/наиболее/самый and for Russian words starting with 'наи-' with the exception of a few homonymous adverbs ('наискосок')</text:p>
      <text:p text:style-name="P24"/>
      <text:p text:style-name="P24">tempseq</text:p>
      <text:p text:style-name="P49">temporal and sequential <text:span text:style-name="T23">connectives; cumulative frequency of the list items normalized to the number of sentences; see description in Table 1</text:span></text:p>
      <text:p text:style-name="P24"/>
      <text:p text:style-name="P64">wdlength</text:p>
      <text:p text:style-name="P67">ratio of all characters in a sentence excluding punctuation to the number of words, averaged over all sentences</text:p>
      <text:p text:style-name="P24"/>
      <text:p text:style-name="P24">whconj</text:p>
      <text:p text:style-name="P41">adverbial clause introduced by a pronominal ADV on the lists 'when', 'where', 'why' ('wann', 'wo', 'warum' / 'когда', 'где', 'куда', 'откуда', 'отчего', 'почему', 'зачем')</text:p>
      <text:p text:style-name="P41"/>
      <text:p text:style-name="P24">xcomp</text:p>
      <text:p text:style-name="P55">a predicative or clausal complement without its own subject, annotated after phasal verbs (started to sing), in case of infinitive constructions (asked me to leave), etc.; extraction is based on UD default annotatio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11:38:46.503040137</meta:creation-date>
    <meta:generator>LibreOffice/5.1.6.2$Linux_X86_64 LibreOffice_project/10m0$Build-2</meta:generator>
    <dc:date>2019-07-20T02:18:54.163248918</dc:date>
    <meta:editing-duration>PT4H34M23S</meta:editing-duration>
    <meta:editing-cycles>40</meta:editing-cycles>
    <meta:document-statistic meta:table-count="1" meta:image-count="0" meta:object-count="0" meta:page-count="9" meta:paragraph-count="206" meta:word-count="3326" meta:character-count="23139" meta:non-whitespace-character-count="19788"/>
  </office:meta>
</office:document-meta>
</file>